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Tahoma" svg:font-family="Tahoma"/>
    <style:font-face style:name="" svg:font-family=""/>
    <style:font-face style:name="Arial" svg:font-family="Arial"/>
  </office:font-face-decls>
  <office:automatic-styles>
    <style:style style:name="T1" style:family="text">
      <style:text-properties/>
    </style:style>
    <style:style style:name="T2" style:family="text">
      <style:text-properties fo:font-weight="bold" style:font-weight-asian="bold"/>
    </style:style>
    <style:style style:name="T3" style:family="text">
      <style:text-properties/>
    </style:style>
    <style:style style:name="T4" style:family="text">
      <style:text-properties/>
    </style:style>
    <style:style style:name="T5" style:family="text">
      <style:text-properties/>
    </style:style>
    <style:style style:name="T6" style:family="text">
      <style:text-properties/>
    </style:style>
    <style:style style:name="T7" style:family="text">
      <style:text-properties/>
    </style:style>
    <style:style style:name="T8" style:family="text">
      <style:text-properties/>
    </style:style>
    <style:style style:name="T9" style:family="text">
      <style:text-properties/>
    </style:style>
    <style:style style:name="T10" style:family="text">
      <style:text-properties/>
    </style:style>
    <style:style style:name="T11" style:family="text">
      <style:text-properties/>
    </style:style>
    <style:style style:name="T12" style:family="text">
      <style:text-properties/>
    </style:style>
    <style:style style:name="T13" style:family="text">
      <style:text-properties/>
    </style:style>
    <style:style style:name="T14" style:family="text">
      <style:text-properties/>
    </style:style>
    <style:style style:name="T15" style:family="text">
      <style:text-properties/>
    </style:style>
    <style:style style:name="T16" style:family="text">
      <style:text-properties fo:font-style="italic" style:font-style-asian="italic" style:font-style-complex="italic"/>
    </style:style>
    <style:style style:name="T17" style:family="text">
      <style:text-properties/>
    </style:style>
    <style:style style:name="T18" style:family="text">
      <style:text-properties/>
    </style:style>
    <style:style style:name="T19" style:family="text">
      <style:text-properties/>
    </style:style>
    <style:style style:name="T20" style:family="text">
      <style:text-properties/>
    </style:style>
    <style:style style:name="T21" style:family="text">
      <style:text-properties/>
    </style:style>
    <style:style style:name="T22" style:family="text">
      <style:text-properties/>
    </style:style>
    <style:style style:name="T23" style:family="text">
      <style:text-properties/>
    </style:style>
    <style:style style:name="T24" style:family="text">
      <style:text-properties/>
    </style:style>
    <style:style style:name="T25" style:family="text">
      <style:text-properties/>
    </style:style>
    <style:style style:name="T26" style:family="text">
      <style:text-properties/>
    </style:style>
    <style:style style:name="T27" style:family="text">
      <style:text-properties/>
    </style:style>
    <style:style style:name="T28" style:family="text">
      <style:text-properties fo:font-weight="bold" style:font-weight-asian="bold"/>
    </style:style>
    <style:style style:name="T29" style:family="text">
      <style:text-properties/>
    </style:style>
    <style:style style:name="T30" style:family="text">
      <style:text-properties/>
    </style:style>
    <style:style style:name="T31" style:family="text">
      <style:text-properties/>
    </style:style>
    <style:style style:name="T32" style:family="text">
      <style:text-properties/>
    </style:style>
    <style:style style:name="T33" style:family="text">
      <style:text-properties/>
    </style:style>
    <style:style style:name="T34" style:family="text">
      <style:text-properties/>
    </style:style>
    <style:style style:name="T35" style:family="text">
      <style:text-properties/>
    </style:style>
    <style:style style:name="T36" style:family="text">
      <style:text-properties/>
    </style:style>
    <style:style style:name="T37" style:family="text">
      <style:text-properties/>
    </style:style>
    <style:style style:name="T38" style:family="text">
      <style:text-properties/>
    </style:style>
    <style:style style:name="T39" style:family="text">
      <style:text-properties/>
    </style:style>
    <style:style style:name="T40" style:family="text">
      <style:text-properties/>
    </style:style>
    <style:style style:name="T41" style:family="text">
      <style:text-properties/>
    </style:style>
    <style:style style:name="T42" style:family="text">
      <style:text-properties/>
    </style:style>
    <style:style style:name="T43" style:family="text">
      <style:text-properties/>
    </style:style>
    <style:style style:name="P1" style:family="paragraph" style:parent-style-name="Standard" style:master-page-name="Standard">
      <style:paragraph-properties style:page-number="auto"/>
    </style:style>
    <style:style style:name="T44" style:family="text">
      <style:text-properties style:font-name="Tahoma" style:font-name-complex="Tahoma" fo:font-size="13pt" style:font-size-asian="13pt" style:font-size-complex="13pt" fo:font-weight="bold" style:font-weight-asian="bold"/>
    </style:style>
    <style:style style:name="Section1" style:family="section">
      <style:section-properties>
        <style:columns fo:column-count="1"/>
      </style:section-properties>
    </style:style>
    <style:style style:name="eac985"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 Apollo 11</text:span></text:p>
        <text:p><text:span text:style-name="T2">Apollo 11</text:span><text:span text:style-name="T3"> was the spaceflight that landed the first humans, Americans </text:span><text:span text:style-name="T4">Neil Armstrong</text:span><text:span text:style-name="T5"> and </text:span><text:span text:style-name="T6">Buzz Aldrin</text:span><text:span text:style-name="T7">, on the Moon on July 20, 1969, at 20:18 UTC. Armstrong became the first to step onto the lunar surface 6 hours later on July 21 at 02:56 UTC.</text:span></text:p>
        <text:p><text:span text:style-name="T8">Armstrong spent about </text:span><text:span text:style-name="T9">three and a half</text:span><text:span text:style-name="T10"> two and a half hours outside the spacecraft, Aldrin slightly less; and together they collected 47.5 pounds (21.5 kg) of lunar material for return to Earth. A third member of the mission, </text:span><text:span text:style-name="T11">Michael Collins</text:span><text:span text:style-name="T12">, piloted the </text:span><text:span text:style-name="T13">command</text:span><text:span text:style-name="T14"> spacecraft alone in lunar orbit until Armstrong and Aldrin returned to it for the trip back to Earth.</text:span></text:p>
        <text:p><text:span text:style-name="T15">Broadcasting and </text:span><text:span text:style-name="T16">quotes</text:span><text:span text:style-name="T17"> </text:span></text:p>
        <text:p><text:span text:style-name="T18">Broadcast on live TV to a world-wide audience, Armstrong stepped onto the lunar surface and described the event as:</text:span></text:p>
        <text:p><text:span text:style-name="T19">One small step for [a] man, one giant leap for mankind.</text:span></text:p>
        <text:p><text:span text:style-name="T20">Apollo 11 effectively ended the </text:span><text:span text:style-name="T21">Space Race</text:span><text:span text:style-name="T22"> and fulfilled a national goal proposed in 1961 by the late U.S. President </text:span><text:span text:style-name="T23">John F. Kennedy</text:span><text:span text:style-name="T24"> in a speech before the United States Congress:</text:span></text:p>
        <text:p><text:span text:style-name="T25">[...] before this decade is out, of landing a man on the Moon and returning him safely to the Earth.</text:span></text:p>
        <text:p><text:span text:style-name="T26">Technical details </text:span></text:p>
        <text:p><text:span text:style-name="T27">Launched by a </text:span><text:span text:style-name="T28">Saturn V</text:span><text:span text:style-name="T29"> rocket from </text:span><text:span text:style-name="T30">Kennedy Space Center</text:span><text:span text:style-name="T31"> in Merritt Island, Florida on July 16, Apollo 11 was the fifth manned mission of </text:span><text:span text:style-name="T32">NASA</text:span><text:span text:style-name="T33">'s Apollo program. The Apollo spacecraft had three parts:</text:span></text:p>
        <text:p><text:span text:style-name="T34">	</text:span></text:p>
        <text:p><text:span text:style-name="T35">	</text:span></text:p>
        <text:p><text:span text:style-name="T36">	</text:span></text:p>
        <text:p><text:span text:style-name="T37">After being sent to the Moon by the Saturn V's upper stage, the astronauts separated the spacecraft from it and travelled for three days until they entered into lunar orbit. Armstrong and Aldrin then moved into the Lunar Module and landed in the </text:span><text:span text:style-name="T38">Sea of Tranquility</text:span><text:span text:style-name="T39">. They stayed a total of about 21 and a half hours on the lunar surface. After lifting off in the upper part of the Lunar Module and rejoining Collins in the Command Module, they returned to Earth and landed in the </text:span><text:span text:style-name="T40">Pacific Ocean</text:span><text:span text:style-name="T41"> on July 24.</text:span></text:p>
        <text:p><text:span text:style-name="T42">Source: </text:span><text:span text:style-name="T43">Wikipedia.org</text:span></text:p>
        <text:p text:style-name="P1"><text:span text:style-name="oneUserDefinedStyle">"The greatest accomplishment is not in never falling, but in rising again after you fall." (Vince Lombardi)</text:span></text:p>
        <text:p><text:span text:style-name="T44">"Believe you can and you're halfway there." (Theodor Roosevel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 svg:font-family="Tahoma"/>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oneUserDefinedStyle" style:family="text">
      <style:text-properties style:font-name="Tahoma" style:font-name-complex="Tahoma" fo:font-size="10pt" style:font-size-asian="10pt" style:font-size-complex="10pt" fo:color="#1B2232" fo:font-weight="bold" style:font-weight-asian="bold"/>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10-30T13:13:59.000</dc:date>
    <meta:generator>PHPWord</meta:generator>
    <meta:initial-creator/>
    <meta:creation-date>2015-10-30T13:13:59.000</meta:creation-date>
    <meta:keyword/>
    <meta:user-defined meta:name="Category"/>
    <meta:user-defined meta:name="Company"/>
    <meta:user-defined meta:name="Manager"/>
  </office:meta>
</office:document-meta>
</file>